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8.7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 fo:padding-top="0cm"/>
    </style:style>
    <style:style style:name="gr6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891cm" fo:min-width="0.262cm" fo:padding-top="0.12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64cm" fo:min-width="0.262cm" fo:padding-top="0.127cm"/>
    </style:style>
    <style:style style:name="gr10" style:family="graphic" style:parent-style-name="standard">
      <style:graphic-properties draw:stroke="none" draw:fill-color="#0084d1" draw:textarea-vertical-align="middle"/>
    </style:style>
    <style:style style:name="gr11" style:family="graphic" style:parent-style-name="standard">
      <style:graphic-properties draw:stroke="none" draw:fill-color="#0084d1" draw:textarea-vertical-align="middle"/>
    </style:style>
    <style:style style:name="gr12" style:family="graphic" style:parent-style-name="standard">
      <style:graphic-properties draw:stroke="none" svg:stroke-color="#0084d1" draw:fill-color="#0084d1" draw:textarea-vertical-align="middl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ffff" fo:font-family="'Nimbus Sans L'" style:font-family-generic="swiss" style:font-pitch="variable"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text-position="20% 100%" fo:font-family="'Nimbus Sans L'" style:font-family-generic="swiss" style:font-pitch="variable" fo:font-size="9pt" style:font-size-asian="9pt" style:font-size-complex="9pt"/>
    </style:style>
    <style:style style:name="T5" style:family="text">
      <style:text-properties fo:color="#ffffff" fo:font-family="'Nimbus Sans L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4.191cm" svg:x="5.191cm" svg:y="10.65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223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287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62cm" svg:height="1.016cm" svg:x="9.509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9.573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0.762cm" svg:height="1.016cm" svg:x="8.493cm" svg:y="2.27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1.016cm" svg:x="10.398cm" svg:y="2.27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6.58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508cm" svg:x="6.652cm" svg:y="5.44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0.762cm" svg:height="1.016cm" svg:x="5.318cm" svg:y="2.6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635cm" svg:height="0.635cm" svg:x="5.382cm" svg:y="2.842cm">
            <text:p text:style-name="P1"><text:span text:style-name="T2">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4" draw:layer="layout" svg:width="0.762cm" svg:height="1.016cm" svg:x="6.207cm" svg:y="8.239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1.016cm" svg:x="8.366cm" svg:y="8.11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1.016cm" svg:x="11.033cm" svg:y="8.493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858cm" svg:y="6.715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5" draw:layer="layout" svg:width="0.634cm" svg:height="0.761cm" svg:x="7.922cm" svg:y="6.842cm" svg:viewBox="0 0 635 762" draw:points="529,381 529,762 106,762 106,381 0,381 318,0 635,381">
            <text:p text:style-name="P1"><text:span text:style-name="T4">+</text:span><text:span text:style-name="T5">1</text:span></text:p>
          </draw:polygon>
        </draw:g>
        <draw:g>
          <draw:custom-shape draw:style-name="gr2" draw:text-style-name="P1" draw:layer="layout" svg:width="0.762cm" svg:height="1.016cm" svg:x="11.287cm" svg:y="4.048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1" draw:layer="layout" svg:width="0.634cm" svg:height="0.761cm" svg:x="11.351cm" svg:y="4.175cm" svg:viewBox="0 0 635 762" draw:points="529,381 529,0 106,0 106,381 0,381 317,762 635,381">
            <text:p/>
          </draw:polygon>
        </draw:g>
        <draw:g>
          <draw:custom-shape draw:style-name="gr2" draw:text-style-name="P1" draw:layer="layout" svg:width="0.762cm" svg:height="1.016cm" svg:x="11.541cm" svg:y="5.572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1" draw:layer="layout" svg:width="0.634cm" svg:height="0.761cm" svg:x="11.605cm" svg:y="5.699cm" svg:viewBox="0 0 635 762" draw:points="529,381 529,762 106,762 106,381 0,381 318,0 635,381">
            <text:p/>
          </draw:polygon>
        </draw:g>
        <draw:g>
          <draw:custom-shape draw:style-name="gr2" draw:text-style-name="P1" draw:layer="layout" svg:width="0.762cm" svg:height="1.016cm" svg:x="11.287cm" svg:y="7.096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5" draw:layer="layout" svg:width="0.634cm" svg:height="0.761cm" svg:x="11.351cm" svg:y="7.223cm" svg:viewBox="0 0 635 762" draw:points="529,381 529,762 106,762 106,381 0,381 318,0 635,381">
            <text:p text:style-name="P1"><text:span text:style-name="T5">-1</text:span></text:p>
          </draw:polygon>
        </draw:g>
        <draw:g>
          <draw:custom-shape draw:style-name="gr2" draw:text-style-name="P1" draw:layer="layout" svg:width="0.762cm" svg:height="1.016cm" svg:x="5.064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" draw:layer="layout" svg:width="0.254cm" svg:height="0.127cm" svg:x="5.191cm" svg:y="4.74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445cm" svg:y="4.87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191cm" svg:y="5.0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445cm" svg:y="5.12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191cm" svg:y="5.25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445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254cm" svg:height="0.127cm" svg:x="5.445cm" svg:y="4.6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1" draw:layer="layout" svg:width="0.762cm" svg:height="1.016cm" svg:x="4.302cm" svg:y="7.60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35cm" svg:height="0.508cm" draw:transform="rotate (-1.57079632679579) translate (4.937cm 7.7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0.762cm" svg:height="1.016cm" svg:x="2.524cm" svg:y="6.207cm">
            <text:p/>
            <draw:enhanced-geometry svg:viewBox="0 0 21600 21600" draw:type="rectangle" draw:enhanced-path="M 0 0 L 21600 0 21600 21600 0 21600 0 0 Z N"/>
          </draw:custom-shape>
          <draw:g>
            <draw:rect draw:style-name="gr15" draw:text-style-name="P1" draw:layer="layout" svg:width="0.076cm" svg:height="0.508cm" svg:x="3.121cm" svg:y="6.461cm">
              <text:p/>
            </draw:rect>
            <draw:custom-shape draw:style-name="gr13" draw:text-style-name="P1" draw:layer="layout" svg:width="0.635cm" svg:height="0.508cm" draw:transform="rotate (-1.57079632679579) translate (3.121cm 6.39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las Miller</meta:initial-creator>
    <meta:creation-date>2016-06-23T11:54:39.054755708</meta:creation-date>
    <dc:date>2016-07-04T18:57:24</dc:date>
    <dc:creator>Douglas Miller</dc:creator>
    <meta:editing-duration>PT23M28S</meta:editing-duration>
    <meta:editing-cycles>7</meta:editing-cycles>
    <meta:generator>OpenOffice/4.1.1$Unix OpenOffice.org_project/411m6$Build-9775</meta:generator>
    <meta:document-statistic meta:object-count="48"/>
  </office:meta>
</office:document-meta>
</file>